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1.022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1.4402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5154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atasetTuples</text:p>
          </table:table-cell>
          <table:table-cell office:value-type="string" calcext:value-type="string">
            <text:p>Queries</text:p>
          </table:table-cell>
          <table:table-cell office:value-type="string" calcext:value-type="string">
            <text:p>TotalTimeSeconds</text:p>
          </table:table-cell>
          <table:table-cell office:value-type="string" calcext:value-type="string">
            <text:p>ParallelTimeSeconds</text:p>
          </table:table-cell>
          <table:table-cell office:value-type="string" calcext:value-type="string">
            <text:p>SerialTimeSeconds</text:p>
          </table:table-cell>
          <table:table-cell office:value-type="string" calcext:value-type="string">
            <text:p>Speedup_vs_QPESeq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QPESeq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0.838347" calcext:value-type="float">
            <text:p>0.83834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PEOMP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0.453195" calcext:value-type="float">
            <text:p>0.453195</text:p>
          </table:table-cell>
          <table:table-cell office:value-type="float" office:value="0.418372" calcext:value-type="float">
            <text:p>0.418372</text:p>
          </table:table-cell>
          <table:table-cell office:value-type="float" office:value="0.034822" calcext:value-type="float">
            <text:p>0.034822</text:p>
          </table:table-cell>
          <table:table-cell table:number-columns-repeated="2" office:value-type="float" office:value="1.849859" calcext:value-type="float">
            <text:p>1.849859</text:p>
          </table:table-cell>
        </table:table-row>
        <table:table-row table:style-name="ro1">
          <table:table-cell office:value-type="string" calcext:value-type="string">
            <text:p>QPEOMP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0.258707" calcext:value-type="float">
            <text:p>0.258707</text:p>
          </table:table-cell>
          <table:table-cell office:value-type="float" office:value="0.228255" calcext:value-type="float">
            <text:p>0.228255</text:p>
          </table:table-cell>
          <table:table-cell office:value-type="float" office:value="0.030451" calcext:value-type="float">
            <text:p>0.030451</text:p>
          </table:table-cell>
          <table:table-cell office:value-type="float" office:value="3.240527" calcext:value-type="float">
            <text:p>3.240527</text:p>
          </table:table-cell>
          <table:table-cell office:value-type="float" office:value="1.620263" calcext:value-type="float">
            <text:p>1.620263</text:p>
          </table:table-cell>
        </table:table-row>
        <table:table-row table:style-name="ro1">
          <table:table-cell office:value-type="string" calcext:value-type="string">
            <text:p>QPEOMP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0.157017" calcext:value-type="float">
            <text:p>0.157017</text:p>
          </table:table-cell>
          <table:table-cell office:value-type="float" office:value="0.120039" calcext:value-type="float">
            <text:p>0.120039</text:p>
          </table:table-cell>
          <table:table-cell office:value-type="float" office:value="0.036977" calcext:value-type="float">
            <text:p>0.036977</text:p>
          </table:table-cell>
          <table:table-cell office:value-type="float" office:value="5.339212" calcext:value-type="float">
            <text:p>5.339212</text:p>
          </table:table-cell>
          <table:table-cell office:value-type="float" office:value="1.334803" calcext:value-type="float">
            <text:p>1.334803</text:p>
          </table:table-cell>
        </table:table-row>
        <table:table-row table:style-name="ro1">
          <table:table-cell office:value-type="string" calcext:value-type="string">
            <text:p>QPEOMP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0.121133" calcext:value-type="float">
            <text:p>0.121133</text:p>
          </table:table-cell>
          <table:table-cell office:value-type="float" office:value="0.081847" calcext:value-type="float">
            <text:p>0.081847</text:p>
          </table:table-cell>
          <table:table-cell office:value-type="float" office:value="0.039286" calcext:value-type="float">
            <text:p>0.039286</text:p>
          </table:table-cell>
          <table:table-cell office:value-type="float" office:value="6.92088" calcext:value-type="float">
            <text:p>6.92088</text:p>
          </table:table-cell>
          <table:table-cell office:value-type="float" office:value="0.86511" calcext:value-type="float">
            <text:p>0.86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4T14:48:32.962821864</dc:date>
    <meta:editing-duration>PT3M45S</meta:editing-duration>
    <meta:editing-cycles>1</meta:editing-cycles>
    <meta:document-statistic meta:table-count="1" meta:cell-count="54" meta:object-count="0"/>
    <meta:generator>LibreOffice/25.8.3.2$Linux_X86_64 LibreOffice_project/580$Build-2</meta:generator>
  </office:meta>
</office:document-meta>
</file>